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1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01756f7"/>
    </style:style>
    <style:style style:name="P64" style:family="paragraph" style:parent-style-name="Text_20_body">
      <style:text-properties officeooo:rsid="02e82a24" officeooo:paragraph-rsid="001756f7" style:font-size-asian="12pt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2e82a24" officeooo:paragraph-rsid="00bb0ca2" style:font-size-asian="12pt"/>
    </style:style>
    <style:style style:name="P7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33e4f"/>
    </style:style>
    <style:style style:name="T172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4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7" style:family="text">
      <style:text-properties officeooo:rsid="038d9d4d"/>
    </style:style>
    <style:style style:name="T178" style:family="text">
      <style:text-properties officeooo:rsid="038dd9cf"/>
    </style:style>
    <style:style style:name="T179" style:family="text">
      <style:text-properties officeooo:rsid="0025668c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2" style:family="text">
      <style:text-properties fo:font-weight="normal" officeooo:rsid="01e97238" style:font-weight-asian="normal" style:font-weight-complex="normal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6" style:family="text">
      <style:text-properties fo:font-style="normal" style:font-style-asian="normal" style:font-style-complex="normal"/>
    </style:style>
    <style:style style:name="T187" style:family="text">
      <style:text-properties officeooo:rsid="00bb3130"/>
    </style:style>
    <style:style style:name="T188" style:family="text">
      <style:text-properties officeooo:rsid="00bc8fae"/>
    </style:style>
    <style:style style:name="T189" style:family="text">
      <style:text-properties officeooo:rsid="021c40b7"/>
    </style:style>
    <style:style style:name="T190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1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OPENVAS. <text:span text:style-name="T171">Scanning will encompass application code and third-party dependencies. Frequency of scans won’t be fixed; it will instead be performed when there have not been any active rescue operations for at least 30 minutes.</text:span>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/>
      <text:p text:style-name="P58"/>
      <text:p text:style-name="P58"/>
      <text:p text:style-name="P59"/>
      <text:p text:style-name="P24"/>
      <text:p text:style-name="P24"/>
      <text:list text:style-name="WWNum5">
        <text:list-item text:start-value="1">
          <text:p text:style-name="P60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60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1"/>
      <text:p text:style-name="P24"/>
      <text:p text:style-name="P62">References</text:p>
      <text:p text:style-name="P63"><text:span text:style-name="Strong_20_Emphasis"><text:span text:style-name="T172">GD</text:span></text:span><text:span text:style-name="Strong_20_Emphasis"><text:span text:style-name="T173">P</text:span></text:span><text:span text:style-name="Strong_20_Emphasis"><text:span text:style-name="T172">R</text:span></text:span><text:span text:style-name="T174"> (</text:span>2018<text:span text:style-name="T174">) </text:span><text:span text:style-name="Emphasis"><text:span text:style-name="T174">General Data Protection Regulation.</text:span></text:span><text:span text:style-name="T174"> Available at: </text:span><text:a xlink:type="simple" xlink:href="https://gdpr-info.eu/" text:style-name="Internet_20_link" text:visited-style-name="Visited_20_Internet_20_Link"><text:span text:style-name="T174">https://gdpr-info.eu/</text:span></text:a><text:span text:style-name="T174"> (</text:span><text:span text:style-name="T175">Accessed: </text:span><text:span text:style-name="T176">5 </text:span><text:span text:style-name="T175"><text:s/></text:span><text:span text:style-name="T176">May</text:span><text:span text:style-name="T175"> 2026</text:span><text:span text:style-name="T174">).</text:span></text:p>
      <text:p text:style-name="P64"><text:span text:style-name="Strong_20_Emphasis">Data Protection Act 2018</text:span> (2018) <text:span text:style-name="Emphasis">c.12.</text:span> London: The Stationery Office. <text:span text:style-name="T177">Available at: </text:span><text:a xlink:type="simple" xlink:href="https://www.legislation.gov.uk/ukpga/2018/12" text:style-name="Internet_20_link" text:visited-style-name="Visited_20_Internet_20_Link"><text:span text:style-name="T177">https://www.legislation.gov.uk/ukpga/2018/12</text:span></text:a><text:span text:style-name="T177"> </text:span><text:span text:style-name="T178">(Accessed: </text:span><text:span text:style-name="T179">5 May</text:span><text:span text:style-name="T178"> 2026).</text:span></text:p>
      <text:p text:style-name="P6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8">Accessed: </text:span><text:span text:style-name="T179">5</text:span><text:span text:style-name="T178"> </text:span><text:span text:style-name="T179">May</text:span><text:span text:style-name="T178"> 2026</text:span>).</text:p>
      <text:p text:style-name="P66">National Cyber Security Centre <text:span text:style-name="T180">(2021) </text:span><text:span text:style-name="T181">Top tips for staying secure online.</text:span><text:span text:style-name="T180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0">https://www.ncsc.gov.uk/collection/top-tips-for-staying-secure-online/always-back-up-your-most-important-data#section_3</text:span></text:a><text:span text:style-name="T180"> (Accessed 5 May 2026).</text:span></text:p>
      <text:p text:style-name="P67">National Cyber Security Centre <text:span text:style-name="T180">(2024) </text:span><text:span text:style-name="T181">Vulnerability management</text:span><text:span text:style-name="T180">. Available at: </text:span><text:a xlink:type="simple" xlink:href="https://www.ncsc.gov.uk/collection/vulnerability-management" text:style-name="Internet_20_link" text:visited-style-name="Visited_20_Internet_20_Link"><text:span text:style-name="T180">https://www.ncsc.gov.uk/collection/vulnerability-management</text:span></text:a><text:span text:style-name="T180"> </text:span><text:span text:style-name="T182">(Accessed: 6 May 2026).</text:span></text:p>
      <text:p text:style-name="P68"><text:span text:style-name="T18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9">Rubber Duck Debugging <text:span text:style-name="T180">(n.d.) </text:span><text:span text:style-name="T181">Debugging Software with a Rubber Ducky. </text:span><text:span text:style-name="T184">Available at: </text:span><text:a xlink:type="simple" xlink:href="https://rubberduckdebugging.com/" text:style-name="Internet_20_link" text:visited-style-name="Visited_20_Internet_20_Link"><text:span text:style-name="T184">https://rubberduckdebugging.com/</text:span></text:a><text:span text:style-name="T184"> (Accessed: 5 May 2026)</text:span></text:p>
      <text:p text:style-name="P70"><text:span text:style-name="T185">Luka Netzler, Brian Lovell</text:span><text:span text:style-name="T18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1">Christoph Bamberg, Julia Reinchenberger, Jens Blechert <text:span text:style-name="T180">(2025) </text:span><text:span text:style-name="T181">Stable cognitive performance while adapting to intermittent fasting: A randomised controlled trial</text:span><text:span text:style-name="T184">. Available at: </text:span><text:a xlink:type="simple" xlink:href="https://journals.sagepub.com/doi/10.1177/13591053251351204" text:style-name="Internet_20_link" text:visited-style-name="Visited_20_Internet_20_Link"><text:span text:style-name="T184">https://journals.sagepub.com/doi/10.1177/13591053251351204</text:span></text:a><text:span text:style-name="T184"> (Accessed: 5 May 2026).</text:span></text:p>
      <text:p text:style-name="P72"><text:span text:style-name="Strong_20_Emphasis">Information Commissioner’s Office (ICO)</text:span> (2024<text:span text:style-name="T187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8">Accessed: </text:span><text:span text:style-name="T188">5 May </text:span><text:span text:style-name="T178">2026</text:span>).</text:p>
      <text:p text:style-name="P73">Dominik H Pesta, Varman T Samuel <text:span text:style-name="T180">(2014) </text:span><text:span text:style-name="T181">A high-protein diet for reducing body fat: mechanisms and possible caveats.</text:span><text:span text:style-name="T180"> Available at: </text:span><text:a xlink:type="simple" xlink:href="https://link.springer.com/article/10.1186/1743-7075-11-53" text:style-name="Internet_20_link" text:visited-style-name="Visited_20_Internet_20_Link"><text:span text:style-name="T180">https://link.springer.com/article/10.1186/1743-7075-11-53</text:span></text:a><text:span text:style-name="T180"> (Accessed: 5 May 2026).</text:span></text:p>
      <text:p text:style-name="P74"/>
      <text:p text:style-name="P75">Craig A. Williamson, Jari J. Morganti, Hannah E. Smithson <text:span text:style-name="T180">(2023) </text:span><text:span text:style-name="T181">Bright-light distractions and visual performance</text:span><text:span text:style-name="T180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0">https://www.frontiersin.org/journals/psychology/articles/10.3389/fpsyg.2023.1088975/full</text:span></text:a><text:span text:style-name="T180"> (Accessed: 5 May 2026).</text:span></text:p>
      <text:p text:style-name="P76"/>
      <text:p text:style-name="P77">Ning Ding, Daniel Wagner, Xiaomeng Chen, Abhinav Pathak, Y. Charlie Hu, Andrew Rice <text:span text:style-name="T180">(2013) </text:span><text:span text:style-name="T181">Characterizing and modeling the impact of wireless signal strength on smartphone battery drain. </text:span><text:span text:style-name="T184">Available at: </text:span><text:a xlink:type="simple" xlink:href="https://dl.acm.org/doi/10.1145/2494232.2466586" text:style-name="Internet_20_link" text:visited-style-name="Visited_20_Internet_20_Link"><text:span text:style-name="T184">https://dl.acm.org/doi/10.1145/2494232.2466586</text:span></text:a><text:span text:style-name="T184"> (Accessed: 5 May 2026)</text:span></text:p>
      <text:p text:style-name="P78"/>
      <text:p text:style-name="P79">The Postman Team <text:span text:style-name="T180">(2025) </text:span><text:span text:style-name="T181">What are HTTP status codes? Complete Guide for API Developers</text:span><text:span text:style-name="T180">. Available at: </text:span><text:a xlink:type="simple" xlink:href="https://blog.postman.com/what-are-http-status-codes/" text:style-name="Internet_20_link" text:visited-style-name="Visited_20_Internet_20_Link"><text:span text:style-name="T180">https://blog.postman.com/what-are-http-status-codes/</text:span></text:a><text:span text:style-name="T180"> (Accessed: 6 May 2026)</text:span></text:p>
      <text:p text:style-name="P80"/>
      <text:p text:style-name="P81">Ubuntu <text:span text:style-name="T180">(n.d.) </text:span><text:span text:style-name="T181">Vulnerability management tools in Ubuntu.</text:span><text:span text:style-name="T184"> Available at: </text:span><text:a xlink:type="simple" xlink:href="https://ubuntu.com/security/vulnerability-management" text:style-name="Internet_20_link" text:visited-style-name="Visited_20_Internet_20_Link"><text:span text:style-name="T184">https://ubuntu.com/security/vulnerability-management</text:span></text:a><text:span text:style-name="T184"> (Accessed: 6 May 2026)</text:span></text:p>
      <text:p text:style-name="P82"/>
      <text:p text:style-name="P83">Trevor Atkins <text:span text:style-name="T180">(2002) </text:span><text:span text:style-name="T181">Create a Lightweight Testing Framework. </text:span><text:span text:style-name="T180">Available at: </text:span><text:a xlink:type="simple" xlink:href="https://thinktesting.com/articles/a-lightweight-testing-framework/" text:style-name="Internet_20_link" text:visited-style-name="Visited_20_Internet_20_Link"><text:span text:style-name="T180">https://thinktesting.com/articles/a-lightweight-testing-framework/</text:span></text:a><text:span text:style-name="T180"> (Accessed: 6 May 2026)</text:span></text:p>
      <text:p text:style-name="P84"/>
      <text:p text:style-name="P85">CESG <text:span text:style-name="T180">(2014) </text:span><text:span text:style-name="T181">Implementing the cloud security principles. </text:span><text:span text:style-name="T180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0">https://www.gov.uk/government/publications/implementing-the-cloud-security-principles/implementing-the-cloud-security-principles</text:span></text:a><text:span text:style-name="T180"> (Accessed: 6 May 2026)</text:span></text:p>
      <text:p text:style-name="P86"/>
      <text:p text:style-name="P86"/>
      <text:p text:style-name="P87"><text:span text:style-name="T183">Dirk Merkel</text:span> (<text:span text:style-name="T189">2014</text:span>) <text:span text:style-name="T3">Docker: Lightweight Linux Containers for Consistent Development and</text:span></text:p>
      <text:p text:style-name="P88">Deployment. <text:span text:style-name="T186">Available at: </text:span><text:a xlink:type="simple" xlink:href="https://www.seltzer.com/margo/teaching/CS508.19/papers/merkel14.pdf" text:style-name="Internet_20_link" text:visited-style-name="Visited_20_Internet_20_Link"><text:span text:style-name="T186">https://www.seltzer.com/margo/teaching/CS508.19/papers/merkel14.pdf</text:span></text:a><text:span text:style-name="T186"> (Accessed: 6 May 2026)</text:span></text:p>
      <text:p text:style-name="P87"/>
      <text:p text:style-name="P89">Orca <text:span text:style-name="T180">(n.d.) </text:span><text:span text:style-name="T181">Patch Management. </text:span><text:span text:style-name="T180">Available at: </text:span><text:a xlink:type="simple" xlink:href="https://orca.security/glossary/patch-management/" text:style-name="Internet_20_link" text:visited-style-name="Visited_20_Internet_20_Link"><text:span text:style-name="T180">https://orca.security/glossary/patch-management/</text:span></text:a><text:span text:style-name="T180"> (Accessed: 6 May 2026)</text:span></text:p>
      <text:p text:style-name="P90"/>
      <text:p text:style-name="P91">Mak Ulac <text:span text:style-name="T180">(2026)</text:span><text:span text:style-name="T181"> </text:span><text:span text:style-name="T190">Top Linux Vulnerability Scanners in 2026: A Guide to Open-Source Security Tools</text:span><text:span text:style-name="T180">. Available at: </text:span><text:a xlink:type="simple" xlink:href="https://linuxsecurity.com/features/top-6-vulnerability-scanning-tools" text:style-name="Internet_20_link" text:visited-style-name="Visited_20_Internet_20_Link"><text:span text:style-name="T180">https://linuxsecurity.com/features/top-6-vulnerability-scanning-tools</text:span></text:a><text:span text:style-name="T180"> (Accessed: 6 May 2026)</text:span></text:p>
      <text:p text:style-name="P92"/>
      <text:p text:style-name="P93">Greenbone <text:span text:style-name="T180">(n.d.) </text:span><text:span text:style-name="T181">OPENVAS by Greenbone. </text:span><text:span text:style-name="T191">Available at: </text:span><text:a xlink:type="simple" xlink:href="https://www.openvas.org/" text:style-name="Internet_20_link" text:visited-style-name="Visited_20_Internet_20_Link"><text:span text:style-name="T191">https://www.openvas.org/</text:span></text:a><text:span text:style-name="T191"> (Accessed: 6 May 2026).</text:span></text:p>
      <text:p text:style-name="P94"/>
      <text:p text:style-name="P94"/>
      <text:p text:style-name="P9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6:17.401376804</dc:date>
    <meta:editing-duration>PT14H36M7S</meta:editing-duration>
    <meta:editing-cycles>426</meta:editing-cycles>
    <meta:document-statistic meta:table-count="0" meta:image-count="0" meta:object-count="0" meta:page-count="6" meta:paragraph-count="76" meta:word-count="2162" meta:character-count="15382" meta:non-whitespace-character-count="13290"/>
  </office:meta>
</office:document-meta>
</file>